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FreeSans" svg:font-family="FreeSans" style:font-family-generic="roman"/>
    <style:font-face style:name="cmmi10" svg:font-family="cmmi10" style:font-family-generic="roman"/>
    <style:font-face style:name="cmmi101" svg:font-family="cmmi10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rial"/>
    </style:style>
    <style:style style:name="P3" style:family="paragraph" style:parent-style-name="Text_20_body">
      <style:paragraph-properties fo:text-align="justify" style:justify-single-word="false"/>
      <style:text-properties style:font-name="Arial" officeooo:paragraph-rsid="000903b6"/>
    </style:style>
    <style:style style:name="P4" style:family="paragraph" style:parent-style-name="Text_20_body">
      <style:paragraph-properties fo:text-align="justify" style:justify-single-word="false"/>
      <style:text-properties style:font-name="Arial" officeooo:paragraph-rsid="000ac208"/>
    </style:style>
    <style:style style:name="P5" style:family="paragraph" style:parent-style-name="Text_20_body">
      <style:paragraph-properties fo:text-align="justify" style:justify-single-word="false"/>
      <style:text-properties style:font-name="Arial" officeooo:rsid="001266e2" officeooo:paragraph-rsid="001266e2"/>
    </style:style>
    <style:style style:name="P6" style:family="paragraph" style:parent-style-name="Text_20_body">
      <style:paragraph-properties fo:text-align="justify" style:justify-single-word="false"/>
      <style:text-properties style:font-name="Arial" officeooo:rsid="001266e2" officeooo:paragraph-rsid="0015e1c3"/>
    </style:style>
    <style:style style:name="P7" style:family="paragraph" style:parent-style-name="Text_20_body">
      <style:paragraph-properties fo:text-align="justify" style:justify-single-word="false"/>
      <style:text-properties style:font-name="Arial" officeooo:rsid="0013107d" officeooo:paragraph-rsid="0013107d"/>
    </style:style>
    <style:style style:name="P8" style:family="paragraph" style:parent-style-name="Text_20_body">
      <style:paragraph-properties fo:text-align="justify" style:justify-single-word="false"/>
      <style:text-properties style:font-name="Arial" officeooo:rsid="0013107d" officeooo:paragraph-rsid="0015e1c3"/>
    </style:style>
    <style:style style:name="P9" style:family="paragraph" style:parent-style-name="Text_20_body">
      <style:paragraph-properties fo:text-align="justify" style:justify-single-word="false"/>
      <style:text-properties style:font-name="Arial" officeooo:rsid="00140573" officeooo:paragraph-rsid="00140573"/>
    </style:style>
    <style:style style:name="P10" style:family="paragraph" style:parent-style-name="Text_20_body">
      <style:paragraph-properties fo:text-align="justify" style:justify-single-word="false"/>
      <style:text-properties style:font-name="Arial" officeooo:rsid="00140573" officeooo:paragraph-rsid="0015e1c3"/>
    </style:style>
    <style:style style:name="P11" style:family="paragraph" style:parent-style-name="Text_20_body">
      <style:paragraph-properties fo:text-align="justify" style:justify-single-word="false"/>
      <style:text-properties officeooo:paragraph-rsid="00140573"/>
    </style:style>
    <style:style style:name="P12" style:family="paragraph" style:parent-style-name="Text_20_body">
      <style:paragraph-properties fo:text-align="justify" style:justify-single-word="false"/>
      <style:text-properties officeooo:rsid="000eda34" officeooo:paragraph-rsid="000eda34"/>
    </style:style>
    <style:style style:name="P13" style:family="paragraph" style:parent-style-name="Text_20_body">
      <style:paragraph-properties fo:text-align="justify" style:justify-single-word="false"/>
      <style:text-properties officeooo:rsid="000eda34" officeooo:paragraph-rsid="00140573"/>
    </style:style>
    <style:style style:name="P14" style:family="paragraph" style:parent-style-name="Text_20_body">
      <style:text-properties officeooo:rsid="0015e1c3" officeooo:paragraph-rsid="0015e1c3"/>
    </style:style>
    <style:style style:name="P15" style:family="paragraph" style:parent-style-name="Text_20_body">
      <style:text-properties officeooo:rsid="0016e1f9" officeooo:paragraph-rsid="0016e1f9"/>
    </style:style>
    <style:style style:name="P16" style:family="paragraph" style:parent-style-name="Heading_20_1">
      <style:paragraph-properties fo:text-align="justify" style:justify-single-word="false"/>
      <style:text-properties style:font-name="Arial"/>
    </style:style>
    <style:style style:name="P17" style:family="paragraph" style:parent-style-name="Text_20_body">
      <style:paragraph-properties fo:text-align="justify" style:justify-single-word="false"/>
      <style:text-properties style:font-name="cmmi101" fo:font-style="normal" officeooo:rsid="00140573" officeooo:paragraph-rsid="0015e1c3" style:font-style-asian="normal" style:font-style-complex="normal"/>
    </style:style>
    <style:style style:name="P18" style:family="paragraph" style:parent-style-name="Text_20_body">
      <style:text-properties fo:font-style="normal" officeooo:rsid="0015e1c3" officeooo:paragraph-rsid="0015e1c3" style:font-style-asian="normal" style:font-style-complex="normal"/>
    </style:style>
    <style:style style:name="P19" style:family="paragraph" style:parent-style-name="Text_20_body">
      <style:text-properties fo:font-style="normal" officeooo:rsid="0016e1f9" officeooo:paragraph-rsid="0016e1f9" style:font-style-asian="normal" style:font-style-complex="normal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Arial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2" style:family="paragraph" style:parent-style-name="Text_20_body" style:list-style-name="L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3" style:family="paragraph" style:parent-style-name="Text_20_body" style:list-style-name="L3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font-name="Arial" officeooo:paragraph-rsid="000ac208"/>
    </style:style>
    <style:style style:name="P25" style:family="paragraph" style:parent-style-name="Heading_20_2">
      <style:paragraph-properties fo:text-align="justify" style:justify-single-word="false"/>
      <style:text-properties style:font-name="Arial" officeooo:paragraph-rsid="00140573"/>
    </style:style>
    <style:style style:name="P26" style:family="paragraph" style:parent-style-name="Heading_20_3">
      <style:paragraph-properties fo:text-align="justify" style:justify-single-word="false"/>
      <style:text-properties style:font-name="Arial"/>
    </style:style>
    <style:style style:name="P27" style:family="paragraph" style:parent-style-name="Heading_20_4">
      <style:paragraph-properties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cccccc" loext:char-shading-value="0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7127e"/>
    </style:style>
    <style:style style:name="T6" style:family="text">
      <style:text-properties style:use-window-font-color="true" fo:font-style="italic" style:text-underline-style="none" fo:background-color="#cccccc" loext:char-shading-value="0" style:font-style-asian="italic" style:font-style-complex="italic"/>
    </style:style>
    <style:style style:name="T7" style:family="text">
      <style:text-properties style:use-window-font-color="true" style:font-name="cmmi10" fo:font-size="14pt" style:font-size-asian="14pt" style:font-size-complex="14pt"/>
    </style:style>
    <style:style style:name="T8" style:family="text">
      <style:text-properties style:use-window-font-color="true" style:font-name="cmmi10" fo:font-size="14pt" officeooo:rsid="000eda34" style:font-size-asian="14pt" style:font-size-complex="14pt"/>
    </style:style>
    <style:style style:name="T9" style:family="text">
      <style:text-properties style:use-window-font-color="true" style:text-position="-12% 100%" style:font-name="cmmi10" fo:font-size="14pt" style:font-size-asian="14pt" style:font-size-complex="14pt"/>
    </style:style>
    <style:style style:name="T10" style:family="text">
      <style:text-properties style:use-window-font-color="true" style:text-position="-12% 100%" style:font-name="cmmi10" fo:font-size="14pt" officeooo:rsid="000eda34" style:font-size-asian="14pt" style:font-size-complex="14pt"/>
    </style:style>
    <style:style style:name="T11" style:family="text">
      <style:text-properties officeooo:rsid="0007f700"/>
    </style:style>
    <style:style style:name="T12" style:family="text">
      <style:text-properties officeooo:rsid="000903b6"/>
    </style:style>
    <style:style style:name="T13" style:family="text">
      <style:text-properties style:font-name="Arial"/>
    </style:style>
    <style:style style:name="T14" style:family="text">
      <style:text-properties style:font-name="Arial" officeooo:rsid="000eda34"/>
    </style:style>
    <style:style style:name="T15" style:family="text">
      <style:text-properties style:font-name="Arial" officeooo:rsid="00140573"/>
    </style:style>
    <style:style style:name="T16" style:family="text">
      <style:text-properties style:font-name="Arial" fo:font-style="normal" officeooo:rsid="000eda34" style:font-style-asian="normal" style:font-style-complex="normal"/>
    </style:style>
    <style:style style:name="T17" style:family="text">
      <style:text-properties officeooo:rsid="000ac208"/>
    </style:style>
    <style:style style:name="T18" style:family="text">
      <style:text-properties officeooo:rsid="000e74fc"/>
    </style:style>
    <style:style style:name="T19" style:family="text">
      <style:text-properties style:font-name="cmmi101" fo:font-size="14pt" style:font-size-asian="14pt" style:font-size-complex="14pt"/>
    </style:style>
    <style:style style:name="T20" style:family="text">
      <style:text-properties style:font-name="cmmi101" fo:font-size="14pt" officeooo:rsid="000eda34" style:font-size-asian="14pt" style:font-size-complex="14pt"/>
    </style:style>
    <style:style style:name="T21" style:family="text">
      <style:text-properties style:font-name="cmmi101" fo:font-size="14pt" officeooo:rsid="0015e1c3" style:font-size-asian="14pt" style:font-size-complex="14pt"/>
    </style:style>
    <style:style style:name="T22" style:family="text">
      <style:text-properties style:font-name="cmmi101" fo:font-size="14pt" fo:font-style="normal" officeooo:rsid="000eda34" style:font-size-asian="14pt" style:font-style-asian="normal" style:font-size-complex="14pt" style:font-style-complex="normal"/>
    </style:style>
    <style:style style:name="T23" style:family="text">
      <style:text-properties style:font-name="cmmi101" fo:font-style="normal" style:font-style-asian="normal" style:font-style-complex="normal"/>
    </style:style>
    <style:style style:name="T24" style:family="text">
      <style:text-properties style:font-name="cmmi101" fo:font-style="normal" officeooo:rsid="000e74fc" style:font-style-asian="normal" style:font-style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6e1f9" style:font-style-asian="normal" style:font-style-complex="normal"/>
    </style:style>
    <style:style style:name="T27" style:family="text">
      <style:text-properties officeooo:rsid="0013107d"/>
    </style:style>
    <style:style style:name="T28" style:family="text">
      <style:text-properties officeooo:rsid="00140573"/>
    </style:style>
    <style:style style:name="T29" style:family="text">
      <style:text-properties officeooo:rsid="0015e1c3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0.99pt solid #000000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Diseño e Implementación</text:h>
      <text:p text:style-name="P2">Se identificaron diferentes maneras de resolver el problema planteado, donde la más conveniente y sencilla de hacerlo fue creando las clases para dos de las entidades más importantes que involucran al trabajo práctico.</text:p>
      <text:p text:style-name="P2"/>
      <text:h text:style-name="P24" text:outline-level="2"><text:bookmark-start text:name="__DdeLink__2_58090863"/>Problemas identificados</text:h>
      <text:p text:style-name="P2">El primer problema que identificamos, fue cómo modelar un número complejo para aplicarle una función. Esto fue tarea sencilla debido a la implementación de la clase <text:span text:style-name="T6">complejo</text:span> que se detallará más adelante.<text:bookmark-end text:name="__DdeLink__2_58090863"/></text:p>
      <text:p text:style-name="P4">El segundo problema, fue cómo manipular la imagen de entrada. Para ello se creó la clase <text:span text:style-name="T3">PGMimage</text:span> la cual se encarga de leer de un archivo todo el contenido relevante a una imagen P<text:span text:style-name="T5">GM</text:span> para luego ser procesada en memoria, <text:span text:style-name="T5">así como de escribir la imagen procesada a un nuevo archivo</text:span>.</text:p>
      <text:h text:style-name="Heading_20_3" text:outline-level="3">Mapeo de la imagen al plano complejo</text:h>
      <text:p text:style-name="P2"><draw:frame draw:style-name="fr1" draw:name="Objeto1" text:anchor-type="paragraph" svg:y="1.93cm" svg:width="20.322cm" svg:height="13.707cm" draw:z-index="0"><draw:object xlink:href="./Object 2" xlink:type="simple" xlink:show="embed" xlink:actuate="onLoad"/><draw:image xlink:href="./ObjectReplacements/Object 2" xlink:type="simple" xlink:show="embed" xlink:actuate="onLoad"/><svg:desc>Objeto OLE</svg:desc></draw:frame>El último problema y más complicad<text:span text:style-name="T5">o</text:span> de modelar, fue cómo transformar una imagen en un conjunto de puntos ubicados en el plano complejo. <text:span text:style-name="T17">A continuación se detallan las transformaciones aplicadas para lograr el cometido.</text:span></text:p>
      <text:p text:style-name="P11"><text:soft-page-break/><text:span text:style-name="T14">Se parte de una imagen con dimensiones </text:span><text:span text:style-name="T20">w</text:span><text:span text:style-name="T14"> x </text:span><text:span text:style-name="T20">h</text:span><text:span text:style-name="T14">, en una matriz indizada por </text:span><text:span text:style-name="T20">i</text:span><text:span text:style-name="T14">, </text:span><text:span text:style-name="T20">j</text:span><text:span text:style-name="T14">, para llegar a una porción del plano complejo, centrada en el origen, de dimensiones </text:span><text:span text:style-name="T8">M</text:span><text:span text:style-name="T10">x</text:span><text:span text:style-name="T14"> x </text:span><text:span text:style-name="T8">M</text:span><text:span text:style-name="T10">y</text:span><text:span text:style-name="T14">, que quedará grillada en subregiones de dimensiones </text:span><text:span text:style-name="T20">a</text:span><text:span text:style-name="T14"> x </text:span><text:span text:style-name="T20">b</text:span><text:span text:style-name="T14">.</text:span></text:p>
      <text:p text:style-name="P12"><text:span text:style-name="T13">Cada subregión se corresponde con un píxel, para aplicar la función </text:span><text:span text:style-name="T19">f</text:span><text:span text:style-name="T13"> se considerará el complejo </text:span><text:span text:style-name="T19">z</text:span><text:span text:style-name="T13">, correspondiente al punto central de la subregión. Para recuperar el píxel se observará en cuál subregión cae </text:span><text:span text:style-name="T19">f</text:span><text:span text:style-name="T13">(</text:span><text:span text:style-name="T19">z</text:span><text:span text:style-name="T13">).</text:span></text:p>
      <text:p text:style-name="P13"><text:span text:style-name="T15">NOTA: </text:span><text:span text:style-name="T7">M</text:span><text:span text:style-name="T9">x</text:span><text:span text:style-name="T15"> = </text:span><text:span text:style-name="T7">M</text:span><text:span text:style-name="T9">y</text:span><text:span text:style-name="T15"> = 2, pero se utilizan las macros MAP_X y MAP_Y para aumentar la parametrización.</text:span></text:p>
      <text:h text:style-name="Heading_20_4" text:outline-level="4"><text:span text:style-name="T18">Mapeo de la coordenada </text:span><text:span text:style-name="T24">x</text:span><text:span text:style-name="T18"> a partir del índice </text:span><text:span text:style-name="T24">j</text:span></text:h>
      <text:p text:style-name="P5"><text:span text:style-name="T27">Nótese que</text:span><draw:frame draw:style-name="fr2" draw:name="Objeto2" text:anchor-type="as-char" svg:y="-0.617cm" svg:width="1.914cm" svg:height="0.951cm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7"><text:span text:style-name="T28">S</text:span>uma<text:span text:style-name="T28">re</text:span>mos <draw:frame draw:style-name="fr2" draw:name="Objeto3" text:anchor-type="as-char" svg:y="-0.617cm" svg:width="4.874cm" svg:height="1.009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8">, donde el primer término es para obtener el extremo izquierdo de la subregión y el segundo para alcanzar el centro horizontal de la misma.</text:span></text:p>
      <text:p text:style-name="P9">A esto hay que restarle <draw:frame draw:style-name="fr2" draw:name="Objeto5" text:anchor-type="as-char" svg:y="-0.617cm" svg:width="0.901cm" svg:height="0.997cm" draw:z-index="4"><draw:object xlink:href="./Object 5" xlink:type="simple" xlink:show="embed" xlink:actuate="onLoad"/><draw:image xlink:href="./ObjectReplacements/Object 5" xlink:type="simple" xlink:show="embed" xlink:actuate="onLoad"/></draw:frame> para centrar todo en el origen del plano complejo, resultando en <draw:frame draw:style-name="fr2" draw:name="Objeto4" text:anchor-type="as-char" svg:y="-0.617cm" svg:width="4.048cm" svg:height="1.011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, que sacando factores comunes resulta en:</text:p>
      <text:p text:style-name="P9"><draw:frame draw:style-name="fr3" draw:name="Objeto6" text:anchor-type="as-char" svg:y="-0.635cm" svg:width="4.468cm" svg:height="0.96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h text:style-name="Heading_20_4" text:outline-level="4">Mapeo de la coordenada <text:span text:style-name="T23">y</text:span> a partir del índice <text:span text:style-name="T23">i</text:span></text:h>
      <text:p text:style-name="P6"><text:span text:style-name="T27">Nótese que</text:span><draw:frame draw:style-name="fr2" draw:name="Objeto8" text:anchor-type="as-char" svg:y="-0.617cm" svg:width="1.87cm" svg:height="0.953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.</text:p>
      <text:p text:style-name="P8"><text:span text:style-name="T28">S</text:span>uma<text:span text:style-name="T28">re</text:span>mos <draw:frame draw:style-name="fr2" draw:name="Objeto9" text:anchor-type="as-char" svg:y="-0.617cm" svg:width="4.683cm" svg:height="1.01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text:span text:style-name="T28">, donde el primer término es para obtener el extremo inferior de la subregión y el segundo para alcanzar el centro vertical de la misma.</text:span></text:p>
      <text:p text:style-name="P10">A esto hay que restarle <draw:frame draw:style-name="fr2" draw:name="Objeto10" text:anchor-type="as-char" svg:y="-0.617cm" svg:width="0.896cm" svg:height="0.997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 para centrar todo en el origen del plano complejo, resultando en <draw:frame draw:style-name="fr2" draw:name="Objeto11" text:anchor-type="as-char" svg:y="-0.617cm" svg:width="3.971cm" svg:height="1.011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, <text:span text:style-name="T29">pero se advierte que la dirección de </text:span><text:span text:style-name="T21">i</text:span><text:span text:style-name="T29"> es la inversa a la de </text:span><text:span text:style-name="T21">y</text:span><text:span text:style-name="T29">, por lo que habrá que hacer un cambio de signo, resultando en</text:span>:</text:p>
      <text:p text:style-name="P17"><draw:frame draw:style-name="fr3" draw:name="Objeto7" text:anchor-type="as-char" svg:y="-0.72cm" svg:width="4.389cm" svg:height="0.967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h text:style-name="Heading_20_4" text:outline-level="4"><text:span text:style-name="T25">Proceso inverso: </text:span><text:span text:style-name="T26">complejo en </text:span><text:span text:style-name="T25">subregión hacia índices</text:span></text:h>
      <text:p text:style-name="P18">Si se despejan las inversas de las funciones detalladas en las secciones anteriores, se obtiene:</text:p>
      <text:p text:style-name="P14"><text:span text:style-name="T25"><draw:frame draw:style-name="fr2" draw:name="Objeto12" text:anchor-type="as-char" svg:y="-0.577cm" svg:width="4.609cm" svg:height="0.953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26">y</text:span><text:span text:style-name="T26"><draw:frame draw:style-name="fr2" draw:name="Objeto13" text:anchor-type="as-char" svg:y="-0.577cm" svg:width="4.537cm" svg:height="0.953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span></text:p>
      <text:p text:style-name="P15"><text:soft-page-break/><text:span text:style-name="T25">Si se redondean estos números, se estarán obteniendo los índices correspondientes para cada valor de </text:span><text:span text:style-name="T22">f</text:span><text:span text:style-name="T16">(</text:span><text:span text:style-name="T22">z</text:span><text:span text:style-name="T16">)</text:span><text:span text:style-name="T25"> dentro de las subregiones. Una forma de redondear es sumar 0,5 y truncar al valor entero (función “piso” o “</text:span><text:span text:style-name="T2">floor</text:span><text:span text:style-name="T25">”). Se aprovechará esto para deshacerse del 0,5 que resta en ambas expresiones, por lo que finalmente se llega a:</text:span></text:p>
      <text:p text:style-name="P19"><draw:frame draw:style-name="fr3" draw:name="Objeto15" text:anchor-type="as-char" svg:y="-0.577cm" svg:width="3.759cm" svg:height="0.953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19"><draw:frame draw:style-name="fr3" draw:name="Objeto14" text:anchor-type="as-char" svg:y="-0.661cm" svg:width="3.851cm" svg:height="0.951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5"><text:span text:style-name="T25">NOTA: el comportamiento de C++ al convertirse de </text:span><text:span text:style-name="T2">float</text:span><text:span text:style-name="T25"> a </text:span><text:span text:style-name="T2">int</text:span><text:span text:style-name="T25"> es el truncamiento al valor entero.</text:span></text:p>
      <text:p text:style-name="P19"/>
      <text:h text:style-name="P25" text:outline-level="2"><text:bookmark-start text:name="__DdeLink__5_58090863"/>Resolución</text:h>
      <text:p text:style-name="P3">El programa principal (main) se encarga de <text:span text:style-name="T11">delegar la </text:span>valida<text:span text:style-name="T11">ción de</text:span> argumentos en línea de comando<text:span text:style-name="T11">s</text:span>, <text:span text:style-name="T11">la lectura del</text:span> archivo de entrada (o en su defecto, <text:bookmark-end text:name="__DdeLink__5_58090863"/>la entrada estándar), <text:span text:style-name="T11">la</text:span> crea<text:span text:style-name="T11">ción de</text:span> la imagen <text:span text:style-name="T11">de entrada </text:span>en memoria y carga con los valores del archivo, <text:span text:style-name="T11">la creación de</text:span> la imagen de salida en memoria, y <text:span text:style-name="T12">en</text:span> cada posición de ésta, <text:span text:style-name="T12">la asignación</text:span> <text:span text:style-name="T12">d</text:span>el píxel proveniente de aplicar una función compleja a la posición del píxel en la imagen de entrada, y por último, <text:span text:style-name="T12">la grabación de</text:span> la imagen de salida (o en su defecto, la salida estándar) con el resultado de la transformación mencionada.</text:p>
      <text:p text:style-name="P2"/>
      <text:h text:style-name="P26" text:outline-level="3"><text:bookmark-start text:name="__DdeLink__30_58090863"/>Clase Complejo</text:h>
      <text:p text:style-name="P2">La clase complejo se encarga de abstraer y modelar la implementación y manipulación de números complejos.<text:bookmark-end text:name="__DdeLink__30_58090863"/> Posee dos atributos: parte real y parte imaginaria.</text:p>
      <text:h text:style-name="P27" text:outline-level="4"><text:bookmark-start text:name="__DdeLink__45_58090863"/><text:bookmark-start text:name="__DdeLink__7_58090863"/>Con<text:span text:style-name="T5">s</text:span>tructores</text:h>
      <text:p text:style-name="P2">La clase posee tres constructores: uno que crea un objeto con valores por defecto (0.0 tanto para la parte real como para la imaginaria), un constructor por copia que recibe un complejo y un constructor que recibe dos <text:span text:style-name="T2">doubles</text:span> y los setea en la parte real e imaginaria del objeto creado.<text:bookmark-end text:name="__DdeLink__7_58090863"/></text:p>
      <text:h text:style-name="P27" text:outline-level="4"><text:bookmark-start text:name="__DdeLink__24_58090863"/>Sobrecarga de operadores</text:h>
      <text:p text:style-name="P2">La clase sobrecarga los siguientes operadores:<text:bookmark-end text:name="__DdeLink__24_58090863"/></text:p>
      <text:list xml:id="list2420355388350300061" text:style-name="L1">
        <text:list-item>
          <text:p text:style-name="P20">operador &lt;&lt;, imprime un complejo del siguiente modo “(x,y)” a través del <text:span text:style-name="T2">ostream</text:span>. <text:s/>Modo de <text:bookmark-start text:name="__DdeLink__10_58090863"/>uso: <text:span text:style-name="T1">std::cout &lt;&lt; c; </text:span>donde <text:bookmark-start text:name="__DdeLink__17_58090863"/><text:span text:style-name="T1">complejo</text:span> <text:span text:style-name="T1">c = complejo(1.2,3.0);</text:span><text:bookmark-end text:name="__DdeLink__10_58090863"/><text:bookmark-end text:name="__DdeLink__17_58090863"/></text:p>
        </text:list-item>
        <text:list-item>
          <text:p text:style-name="P20">operador &gt;&gt;, lee un complejo desde el <text:span text:style-name="T2">istream</text:span> con el formato “(x,y)”. Modo de uso: <text:span text:style-name="T1">std::cin &gt;&gt; c; </text:span></text:p>
        </text:list-item>
        <text:list-item>
          <text:p text:style-name="P21">operador =, setea la parte real e imaginaria con los valores del complejo pasados como argumento. Modo de uso: <text:span text:style-name="T1">b = c;</text:span> donde <text:span text:style-name="T1">complejo c = complejo(1.2,3.0);</text:span> y <text:span text:style-name="T1">complejo b;</text:span></text:p>
        </text:list-item>
        <text:list-item>
          <text:p text:style-name="P21">operator +, suma dos complejos o un complejo con un número real. Modo de uso: <text:span text:style-name="T1">b = </text:span><text:soft-page-break/><text:span text:style-name="T1">b + c;</text:span> donde <text:span text:style-name="T1">complejo c = complejo(1.2,3.0);</text:span> y <text:span text:style-name="T1">complejo b(1.0,<text:tab/>1.0);</text:span></text:p>
        </text:list-item>
      </text:list>
      <text:h text:style-name="P27" text:outline-level="4"><text:bookmark-start text:name="__DdeLink__27_58090863"/>Getters y Setters</text:h>
      <text:p text:style-name="P1">Estos métodos se encargan de fijar/obtener los atributos del objeto complejo. <text:s/>Los atributos en cuestión son la parte real y la parte imaginaria.<text:bookmark-end text:name="__DdeLink__27_58090863"/></text:p>
      <text:h text:style-name="P27" text:outline-level="4">Métodos de funciones</text:h>
      <text:p text:style-name="P1">Las funciones son las encargadas de aplicarle una operación matemática a un número complejo y obtener el resultado complejo. Las funciones implementadas son: f(z) = z, f(z) = e^z, f(z) = z^2, f(z) = z^3, f(z) = sin(z).<text:bookmark-end text:name="__DdeLink__45_58090863"/></text:p>
      <text:p text:style-name="P1"/>
      <text:h text:style-name="P26" text:outline-level="3"><text:bookmark-start text:name="__DdeLink__63_58090863"/>Clase PGMimage</text:h>
      <text:p text:style-name="P1">Esta clase representa una imagen extraída de un archivo <text:span text:style-name="T12">PGM</text:span> en memoria. Posee los siguiente atributos: <text:s/>MagicNumber, width (ancho de la imagen), height (alto de la imagen), <text:s/>ColorDepth (<text:span text:style-name="T12">p</text:span>rofundidad de color) y canvas (lienzo en memoria).<text:bookmark-end text:name="__DdeLink__63_58090863"/></text:p>
      <text:h text:style-name="P27" text:outline-level="4"><text:bookmark-start text:name="__DdeLink__7_580908631"/>Constructores</text:h>
      <text:p text:style-name="P2">La clase posee <text:bookmark-end text:name="__DdeLink__7_580908631"/>dos constructores implementados: un constructor con argumentos por defecto (ancho y alto igual a 1, y profundidad de color igual al máximo permitido por la aplicación) y un constructor por <text:s/>copia que recibe una PGMimage. El primero recibe ancho, alto y profundidad del color, limitando este último, crea un nuevo lienzo en memoria y setea cada uno de los valores del 0 a negro. El segundo, recibe una PGMimage, copia los valores de ancho, alto, profundidad y los píxeles del lienzo.</text:p>
      <text:h text:style-name="P27" text:outline-level="4">Destructores</text:h>
      <text:p text:style-name="P2">La clase implementa un destructor que libera la memoria utilizada para <text:span text:style-name="T12">almacenar</text:span> el lienzo.<text:tab/></text:p>
      <text:h text:style-name="P27" text:outline-level="4"><text:bookmark-start text:name="__DdeLink__24_580908631"/>Sobrecarga de operadores</text:h>
      <text:p text:style-name="P2">La clase sobrecarga los siguientes operadores:<text:bookmark-end text:name="__DdeLink__24_580908631"/></text:p>
      <text:list xml:id="list75424630350846" text:continue-numbering="true" text:style-name="L1">
        <text:list-item>
          <text:p text:style-name="P20">operador [],<text:span text:style-name="T4"> se encarga de obtener cada píxel de la imagen en la posición i,j. Modo de uso: </text:span><text:span text:style-name="T1">out_image[i][j] = in_image[row][col];</text:span><text:span text:style-name="T4"> donde </text:span><text:bookmark-start text:name="__DdeLink__55_58090863"/><text:span text:style-name="T1">PGMimage out_image (w, h, d);</text:span><text:span text:style-name="T4"> </text:span><text:bookmark-end text:name="__DdeLink__55_58090863"/></text:p>
        </text:list-item>
        <text:list-item>
          <text:p text:style-name="P20">operador &gt;&gt;, <text:bookmark-start text:name="__DdeLink__60_58090863"/><text:span text:style-name="T4">se encarga de cargar la imagen en memoria desde flujo/archivo/stdin</text:span><text:bookmark-end text:name="__DdeLink__60_58090863"/><text:span text:style-name="T4">. Modo de uso: </text:span><text:span text:style-name="T1">*in_stream &gt;&gt; in_image;</text:span><text:span text:style-name="T4"> donde </text:span><text:span text:style-name="T1">PGMimage in_image;</text:span><text:span text:style-name="T4"> y </text:span><text:span text:style-name="T1">istream *in_stream = &amp;cin;</text:span></text:p>
        </text:list-item>
        <text:list-item>
          <text:p text:style-name="P21">operador &gt;&gt;, se encarga de imprimir la imagen que se encuentra en memoria en el <text:s/>flujo/archivo/stdin con el formato de archivo PGM. Modo de uso: <text:span text:style-name="T1">*out_stream &lt;&lt; out_image;</text:span> donde <text:span text:style-name="T1">PGMimage out_image;</text:span> y <text:span text:style-name="T1">ostream *out_stream = &amp;cout;</text:span></text:p>
        </text:list-item>
      </text:list>
      <text:h text:style-name="P27" text:outline-level="4"><text:bookmark-start text:name="__DdeLink__27_580908631"/>Getters y Setters</text:h>
      <text:p text:style-name="P1">Estos métodos se encargan de fijar/obtener los atributos del objeto <text:bookmark-end text:name="__DdeLink__27_580908631"/>PGMimage.</text:p>
      <text:p text:style-name="P1">Los métodos getWidth() , getHeight() y getColorDepth() se encargan de obtener el ancho, <text:soft-page-break/>alto y profundidad del archivo respectivamente.</text:p>
      <text:p text:style-name="P1">El método setColorDepth(pixel_t) se encarga de fijar la profundidad de colores de la imagen.</text:p>
      <text:p text:style-name="P1">El método resize(size_t, size_t) <text:s/>se encarga de modificar el tamaño del lienzo con un nuevo ancho y alto. <text:s/>No se realiza un escalado de la imagen, solo se modifica el lienzo, resultando en posibles recortes o agregado de píxeles con eventual basura.</text:p>
      <text:h text:style-name="P27" text:outline-level="4">Utilidades internas</text:h>
      <text:p text:style-name="P1">Existen tres utilidades internas que son importantes para el uso dentro de los métodos de la clase. </text:p>
      <text:list xml:id="list1912714131403415866" text:style-name="L2">
        <text:list-item>
          <text:p text:style-name="P22">static void ignore_comments(istream &amp;); recibe el flujo/archivo e ignora los comentarios (empezados con '#').</text:p>
        </text:list-item>
        <text:list-item>
          <text:p text:style-name="P22">static pixel_t** new_canvas(size_t, size_t); reserva memoria para crear el lienzo en memoria.</text:p>
        </text:list-item>
        <text:list-item>
          <text:p text:style-name="P22">void canvasDestroy(); destruye el lienzo creado en memoria.</text:p>
        </text:list-item>
      </text:list>
      <text:p text:style-name="P1"/>
      <text:h text:style-name="P26" text:outline-level="3">Programa principal</text:h>
      <text:p text:style-name="P1">El programa principal realiza los siguientes pasos:</text:p>
      <text:list xml:id="list5611964190157192270" text:style-name="L3">
        <text:list-item>
          <text:p text:style-name="P23">Por línea de comando se validan los argumentos y se setean los flujos/archivos de donde se leerán y/o escribirán las imágenes PGM.</text:p>
        </text:list-item>
        <text:list-item>
          <text:p text:style-name="P23">Se abren los archivos en caso de no haberse elegido las entradas/salidas estándar.</text:p>
        </text:list-item>
        <text:list-item>
          <text:p text:style-name="P23">Se crea una nueva imagen en memoria, se lee desde el flujo/archivo la imagen y se sube a memoria.</text:p>
        </text:list-item>
        <text:list-item>
          <text:p text:style-name="P23">Se crea una nueva imagen en memoria pero de salida con los tamaños y profundidad de la imagen de entrada.</text:p>
        </text:list-item>
        <text:list-item>
          <text:p text:style-name="P23">Se crean dos complejos con constructores por defecto.</text:p>
        </text:list-item>
        <text:list-item>
          <text:p text:style-name="P23">Se comienza a recorrer la imagen de salida, a los índices se le aplica la función elegida por línea de comandos y se obtiene la posición en el lienzo de entrada.</text:p>
        </text:list-item>
        <text:list-item>
          <text:p text:style-name="P23">El píxel del lienzo de entrada se guarda en la posición de la nueva imagen.</text:p>
        </text:list-item>
        <text:list-item>
          <text:p text:style-name="P23">Por último, el lienzo de salida que se encuentra en memoria se escribe en el flujo/archivo de sali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FreeSans" svg:font-family="FreeSans" style:font-family-generic="roman"/>
    <style:font-face style:name="cmmi10" svg:font-family="cmmi10" style:font-family-generic="roman"/>
    <style:font-face style:name="cmmi101" svg:font-family="cmmi10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Zaragoza</meta:initial-creator>
    <meta:creation-date>2014-09-22T12:09:16</meta:creation-date>
    <dc:date>2014-09-24T07:54:22.968424380</dc:date>
    <dc:creator>Francisco Ferrari Bihurriet</dc:creator>
    <meta:editing-duration>PT8H18M18S</meta:editing-duration>
    <meta:editing-cycles>32</meta:editing-cycles>
    <meta:generator>LibreOffice/4.2.6.2$Linux_X86_64 LibreOffice_project/420m0$Build-2</meta:generator>
    <meta:document-statistic meta:table-count="0" meta:image-count="0" meta:object-count="15" meta:page-count="5" meta:paragraph-count="74" meta:word-count="1427" meta:character-count="8439" meta:non-whitespace-character-count="7105"/>
  </office:meta>
</office:document-meta>
</file>

<file path=Object 1/content.xml><?xml version="1.0" encoding="utf-8"?>
<math xmlns="http://www.w3.org/1998/Math/MathML" display="block">
  <semantics>
    <mrow>
      <mi mathvariant="normal">a</mi>
      <mrow>
        <mspace width="2em"/>
        <mo stretchy="false">=</mo>
        <mspace width="2em"/>
      </mrow>
      <mfrac>
        <msub>
          <mi mathvariant="normal">M</mi>
          <mi mathvariant="normal">x</mi>
        </msub>
        <mi mathvariant="normal">w</mi>
      </mfrac>
    </mrow>
    <annotation encoding="StarMath 5.0">a ~=~ {M_{x}} over {w} </annotation>
  </semantics>
</math>
</file>

<file path=Object 10/content.xml><?xml version="1.0" encoding="utf-8"?>
<math xmlns="http://www.w3.org/1998/Math/MathML" display="block">
  <semantics>
    <mfrac>
      <msub>
        <mi mathvariant="normal">M</mi>
        <mi mathvariant="normal">y</mi>
      </msub>
      <mn>2</mn>
    </mfrac>
    <annotation encoding="StarMath 5.0">{M_{y}} over {2} </annotation>
  </semantics>
</math>
</file>

<file path=Object 11/content.xml><?xml version="1.0" encoding="utf-8"?>
<math xmlns="http://www.w3.org/1998/Math/MathML" display="block">
  <semantics>
    <mrow>
      <mfrac>
        <msub>
          <mi mathvariant="normal">M</mi>
          <mi mathvariant="normal">y</mi>
        </msub>
        <mi mathvariant="normal">h</mi>
      </mfrac>
      <mi mathvariant="normal">i</mi>
      <mrow>
        <mspace width="2em"/>
        <mo stretchy="false">+</mo>
        <mspace width="2em"/>
      </mrow>
      <mfrac>
        <msub>
          <mi mathvariant="normal">M</mi>
          <mi mathvariant="normal">y</mi>
        </msub>
        <mrow>
          <mn>2</mn>
          <mi mathvariant="normal">h</mi>
        </mrow>
      </mfrac>
      <mrow>
        <mspace width="2em"/>
        <mo stretchy="false">−</mo>
        <mspace width="2em"/>
      </mrow>
      <mfrac>
        <msub>
          <mi mathvariant="normal">M</mi>
          <mi mathvariant="normal">y</mi>
        </msub>
        <mn>2</mn>
      </mfrac>
    </mrow>
    <annotation encoding="StarMath 5.0">{M_{y}} over {h} i ~+~ {M_{y}} over {2h} ~-~ {M_{y}} over {2}</annotation>
  </semantics>
</math>
</file>

<file path=Object 12/content.xml><?xml version="1.0" encoding="utf-8"?>
<math xmlns="http://www.w3.org/1998/Math/MathML" display="block">
  <semantics>
    <mrow>
      <mi mathvariant="normal">j</mi>
      <mrow>
        <mspace width="2em"/>
        <mo stretchy="false">=</mo>
        <mspace width="2em"/>
      </mrow>
      <mi mathvariant="normal">w</mi>
      <mrow>
        <mo fence="true" stretchy="false">(</mo>
        <mrow>
          <mrow>
            <mn>0,5</mn>
            <mrow>
              <mspace width="0.5em"/>
              <mo stretchy="false">+</mo>
              <mspace width="0.5em"/>
            </mrow>
            <mfrac>
              <mi mathvariant="normal">x</mi>
              <msub>
                <mi mathvariant="normal">M</mi>
                <mi mathvariant="normal">x</mi>
              </msub>
            </mfrac>
          </mrow>
        </mrow>
        <mo fence="true" stretchy="false">)</mo>
      </mrow>
      <mrow>
        <mspace width="0.5em"/>
        <mo stretchy="false">−</mo>
        <mspace width="0.5em"/>
      </mrow>
      <mn>0,5</mn>
    </mrow>
    <annotation encoding="StarMath 5.0">j ~=~ w ( 0,5 `+` {x} over {M_{x}} ) `-` 0,5</annotation>
  </semantics>
</math>
</file>

<file path=Object 13/content.xml><?xml version="1.0" encoding="utf-8"?>
<math xmlns="http://www.w3.org/1998/Math/MathML" display="block">
  <semantics>
    <mrow>
      <mi mathvariant="normal">i</mi>
      <mrow>
        <mspace width="2em"/>
        <mo stretchy="false">=</mo>
        <mspace width="2em"/>
      </mrow>
      <mi mathvariant="normal">h</mi>
      <mrow>
        <mo fence="true" stretchy="false">(</mo>
        <mrow>
          <mrow>
            <mn>0,5</mn>
            <mrow>
              <mspace width="0.5em"/>
              <mo stretchy="false">−</mo>
              <mspace width="0.5em"/>
            </mrow>
            <mfrac>
              <mi mathvariant="normal">y</mi>
              <msub>
                <mi mathvariant="normal">M</mi>
                <mi mathvariant="normal">y</mi>
              </msub>
            </mfrac>
          </mrow>
        </mrow>
        <mo fence="true" stretchy="false">)</mo>
      </mrow>
      <mrow>
        <mspace width="0.5em"/>
        <mo stretchy="false">−</mo>
        <mspace width="0.5em"/>
      </mrow>
      <mn>0,5</mn>
    </mrow>
    <annotation encoding="StarMath 5.0">i ~=~ h ( 0,5 `-` {y} over {M_{y}} ) `-` 0,5</annotation>
  </semantics>
</math>
</file>

<file path=Object 14/content.xml><?xml version="1.0" encoding="utf-8"?>
<math xmlns="http://www.w3.org/1998/Math/MathML" display="block">
  <semantics>
    <mrow>
      <mi mathvariant="normal">j</mi>
      <mrow>
        <mspace width="2em"/>
        <mo stretchy="false">=</mo>
        <mspace width="2em"/>
      </mrow>
      <mrow>
        <mo fence="true" stretchy="false">⌊</mo>
        <mrow>
          <mrow>
            <mi mathvariant="normal">w</mi>
            <mrow>
              <mo fence="true" stretchy="false">(</mo>
              <mrow>
                <mrow>
                  <mn>0,5</mn>
                  <mrow>
                    <mspace width="0.5em"/>
                    <mo stretchy="false">+</mo>
                    <mspace width="0.5em"/>
                  </mrow>
                  <mfrac>
                    <mi mathvariant="normal">x</mi>
                    <msub>
                      <mi mathvariant="normal">M</mi>
                      <mi mathvariant="normal">x</mi>
                    </msub>
                  </mfrac>
                </mrow>
              </mrow>
              <mo fence="true" stretchy="false">)</mo>
            </mrow>
          </mrow>
        </mrow>
        <mo fence="true" stretchy="false">⌋</mo>
      </mrow>
    </mrow>
    <annotation encoding="StarMath 5.0">j ~=~ lfloor w ( 0,5 `+` {x} over {M_{x}} ) rfloor </annotation>
  </semantics>
</math>
</file>

<file path=Object 15/content.xml><?xml version="1.0" encoding="utf-8"?>
<math xmlns="http://www.w3.org/1998/Math/MathML" display="block">
  <semantics>
    <mrow>
      <mi mathvariant="normal">i</mi>
      <mrow>
        <mspace width="2em"/>
        <mo stretchy="false">=</mo>
        <mspace width="2em"/>
      </mrow>
      <mrow>
        <mo fence="true" stretchy="false">⌊</mo>
        <mrow>
          <mrow>
            <mi mathvariant="normal">h</mi>
            <mrow>
              <mo fence="true" stretchy="false">(</mo>
              <mrow>
                <mrow>
                  <mn>0,5</mn>
                  <mrow>
                    <mspace width="0.5em"/>
                    <mo stretchy="false">−</mo>
                    <mspace width="0.5em"/>
                  </mrow>
                  <mfrac>
                    <mi mathvariant="normal">y</mi>
                    <msub>
                      <mi mathvariant="normal">M</mi>
                      <mi mathvariant="normal">y</mi>
                    </msub>
                  </mfrac>
                </mrow>
              </mrow>
              <mo fence="true" stretchy="false">)</mo>
            </mrow>
          </mrow>
        </mrow>
        <mo fence="true" stretchy="false">⌋</mo>
      </mrow>
    </mrow>
    <annotation encoding="StarMath 5.0">i ~=~ lfloor h ( 0,5 `-` {y} over {M_{y}} ) rfloor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cmmi101" svg:font-family="cmmi10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hatch" draw:fill-color="#cccccc" draw:fill-hatch-name="Gris_20_20_25__20_45_20_grados_20_cruzado" draw:fill-hatch-solid="fals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7.448cm"/>
    </style:style>
    <style:style style:name="gr5" style:family="graphic" style:parent-style-name="measure" style:list-style-name="L1">
      <style:graphic-properties svg:stroke-color="#000000" draw:textarea-vertical-align="middle"/>
    </style:style>
    <style:style style:name="gr6" style:family="graphic" style:parent-style-name="measure" style:list-style-name="L1">
      <style:graphic-properties svg:stroke-color="#000000" draw:textarea-vertical-align="middle"/>
    </style:style>
    <style:style style:name="gr7" style:family="graphic" style:parent-style-name="objectwithoutfill">
      <style:graphic-properties svg:stroke-color="#000000" draw:marker-end="Fin_20_de_20_línea_20_1" draw:marker-end-width="0.2cm" draw:fill="none" draw:textarea-vertical-align="middle" fo:padding-right="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.678cm"/>
    </style:style>
    <style:style style:name="gr9" style:family="graphic" style:parent-style-name="objectwithoutfill">
      <style:graphic-properties svg:stroke-color="#000000" draw:marker-end="Fin_20_de_20_línea_20_1" draw:marker-end-width="0.2cm" draw:fill="none" draw:textarea-vertical-align="middle" fo:padding-top="0cm" fo:padding-bottom="0.8cm"/>
    </style:style>
    <style:style style:name="gr10" style:family="graphic" style:parent-style-name="objectwithoutfill">
      <style:graphic-properties draw:stroke="none" svg:stroke-color="#000000" draw:fill="none" fo:min-height="0.4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0.439cm"/>
    </style:style>
    <style:style style:name="gr12" style:family="graphic" style:parent-style-name="objectwithoutfill">
      <style:graphic-properties draw:stroke="solid" draw:stroke-dash="Fine_20_Dashed" svg:stroke-color="#666666" draw:fill="none" draw:textarea-vertical-align="middle"/>
    </style:style>
    <style:style style:name="gr13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5" style:family="graphic" style:parent-style-name="measure" style:list-style-name="L1">
      <style:graphic-properties svg:stroke-color="#000000" draw:textarea-vertical-align="middle"/>
    </style:style>
    <style:style style:name="gr16" style:family="graphic" style:parent-style-name="measure" style:list-style-name="L1">
      <style:graphic-properties svg:stroke-color="#000000" draw:textarea-vertical-align="middle"/>
    </style:style>
    <style:style style:name="gr17" style:family="graphic" style:parent-style-name="measure" style:list-style-name="L1">
      <style:graphic-properties svg:stroke-color="#000000" draw:fill="none" draw:fill-color="#996633" draw:textarea-vertical-align="middle"/>
    </style:style>
    <style:style style:name="gr18" style:family="graphic" style:parent-style-name="measure" style:list-style-name="L2">
      <style:graphic-properties svg:stroke-color="#000000" draw:textarea-vertical-align="middle"/>
    </style:style>
    <style:style style:name="gr19" style:family="graphic">
      <style:graphic-properties style:protect="size"/>
    </style:style>
    <style:style style:name="gr20" style:family="graphic" style:parent-style-name="objectwithoutfill">
      <style:graphic-properties svg:stroke-width="0.04cm" draw:marker-start-width="0.26cm" draw:marker-end="Arrow" draw:marker-end-width="0.3cm" draw:fill="none" draw:textarea-vertical-align="middle" fo:padding-top="0.145cm" fo:padding-bottom="0.145cm" fo:padding-left="0.27cm" fo:padding-right="0.27cm"/>
    </style:style>
    <style:style style:name="gr21" style:family="graphic" style:parent-style-name="objectwithoutfill">
      <style:graphic-properties svg:stroke-width="0.04cm" draw:marker-start-width="0.26cm" draw:fill="none" draw:textarea-vertical-align="middle" fo:padding-top="0.145cm" fo:padding-bottom="0.145cm" fo:padding-left="0.27cm" fo:padding-right="0.27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3cm" fo:min-width="0cm"/>
    </style:style>
    <style:style style:name="gr25" style:family="graphic" style:parent-style-name="measure" style:list-style-name="L1">
      <style:graphic-properties svg:stroke-color="#000000" draw:textarea-vertical-align="middle"/>
    </style:style>
    <style:style style:name="gr26" style:family="graphic" style:parent-style-name="measure" style:list-style-name="L1">
      <style:graphic-properties svg:stroke-color="#000000" draw:textarea-vertical-align="middle"/>
    </style:style>
    <style:style style:name="gr27" style:family="graphic" style:parent-style-name="measure" style:list-style-name="L1">
      <style:graphic-properties svg:stroke-color="#000000" draw:textarea-vertical-align="middle"/>
    </style:style>
    <style:style style:name="gr28" style:family="graphic" style:parent-style-name="measure" style:list-style-name="L1">
      <style:graphic-properties svg:stroke-color="#000000" draw:textarea-vertical-align="middle"/>
    </style:style>
    <style:style style:name="gr29" style:family="graphic" style:parent-style-name="measure" style:list-style-name="L2">
      <style:graphic-properties draw:stroke="none" draw:fill="none" fo:min-height="0.744cm"/>
    </style:style>
    <style:style style:name="gr30" style:family="graphic" style:parent-style-name="measure" style:list-style-name="L2">
      <style:graphic-properties draw:stroke="none" draw:fill="none" fo:min-height="0.744cm"/>
    </style:style>
    <style:style style:name="gr31" style:family="graphic" style:parent-style-name="measure" style:list-style-name="L2">
      <style:graphic-properties draw:stroke="none" draw:fill="none" fo:min-height="0.744cm"/>
    </style:style>
    <style:style style:name="gr32" style:family="graphic" style:parent-style-name="measure" style:list-style-name="L2">
      <style:graphic-properties draw:stroke="none" draw:fill="none" fo:min-height="0.7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color="#666666" fo:font-size="12pt" style:font-size-asian="12pt" style:font-size-complex="12pt"/>
    </style:style>
    <style:style style:name="P6" style:family="paragraph">
      <style:text-properties style:use-window-font-color="true"/>
    </style:style>
    <style:style style:name="P7" style:family="paragraph">
      <style:text-properties style:use-window-font-color="true" style:font-name="cmmi10" fo:font-size="12pt" style:font-size-asian="12pt" style:font-size-complex="12pt"/>
    </style:style>
    <style:style style:name="P8" style:family="paragraph">
      <style:paragraph-properties fo:text-align="center"/>
      <style:text-properties style:use-window-font-color="true"/>
    </style:style>
    <style:style style:name="P9" style:family="paragraph">
      <style:paragraph-properties fo:text-align="center"/>
      <style:text-properties style:use-window-font-color="true" style:font-name="cmmi10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mi10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style:font-name="Asana Math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10pt" style:font-size-asian="10pt" style:font-size-complex="10pt"/>
    </style:style>
    <style:style style:name="T1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mmi10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cmmi10" fo:font-size="12pt" style:font-size-asian="12pt" style:font-size-complex="12pt"/>
    </style:style>
    <style:style style:name="T5" style:family="text">
      <style:text-properties fo:font-variant="normal" fo:text-transform="none" fo:color="#666666" style:text-outline="false" style:text-line-through-style="none" style:text-line-through-type="none" style:font-name="cmmi10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mmi10" fo:font-size="12pt" style:font-size-asian="12pt" style:font-size-complex="12pt"/>
    </style:style>
    <style:style style:name="T8" style:family="text">
      <style:text-properties style:font-name="Asana Math" fo:font-size="10pt" style:font-size-asian="10pt" style:font-size-complex="1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mmi10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15% 80%" style:font-name="cmmi10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cm" svg:height="2cm" svg:x="9.50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2.506cm" svg:y="3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cm" svg:height="4cm" svg:x="2.506cm" svg:y="3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4.394cm" svg:height="0.797cm" svg:x="2.506cm" svg:y="1.001cm">
          <draw:text-box>
            <text:p text:style-name="P2"><text:span text:style-name="T1">Imagen de destino</text:span></text:p>
          </draw:text-box>
        </draw:frame>
        <draw:measure draw:style-name="gr5" draw:text-style-name="P4" draw:layer="layout" svg:x1="6.506cm" svg:y1="3.001cm" svg:x2="6.506cm" svg:y2="7.001cm">
          <text:p text:style-name="P4"><text:span text:style-name="T2"><text:measure text:kind="gap"/></text:span><text:span text:style-name="T3">h</text:span></text:p>
        </draw:measure>
        <draw:measure draw:style-name="gr6" draw:text-style-name="P4" draw:layer="layout" svg:x1="6.506cm" svg:y1="7.001cm" svg:x2="2.506cm" svg:y2="7.001cm">
          <text:p text:style-name="P4"><text:span text:style-name="T2"><text:measure text:kind="gap"/></text:span><text:span text:style-name="T3">w</text:span></text:p>
        </draw:measure>
        <draw:g>
          <draw:line draw:style-name="gr7" draw:text-style-name="P5" draw:layer="layout" svg:x1="2.006cm" svg:y1="3.001cm" svg:x2="2.006cm" svg:y2="7.001cm">
            <text:p/>
          </draw:line>
          <draw:frame draw:style-name="gr8" draw:text-style-name="P7" draw:layer="layout" svg:width="0.595cm" svg:height="0.675cm" draw:transform="rotate (1.5707963267949) translate (1.281cm 5.299cm)">
            <draw:text-box>
              <text:p text:style-name="P6"><text:span text:style-name="T4">i</text:span></text:p>
            </draw:text-box>
          </draw:frame>
        </draw:g>
        <draw:g>
          <draw:line draw:style-name="gr9" draw:text-style-name="P5" draw:layer="layout" svg:x1="2.506cm" svg:y1="2.501cm" svg:x2="6.506cm" svg:y2="2.501cm">
            <text:p/>
          </draw:line>
          <draw:frame draw:style-name="gr10" draw:text-style-name="P9" draw:layer="layout" svg:width="0.595cm" svg:height="0.726cm" svg:x="4.209cm" svg:y="1.775cm">
            <draw:text-box>
              <text:p text:style-name="P8"><text:span text:style-name="T4">j</text:span></text:p>
            </draw:text-box>
          </draw:frame>
        </draw:g>
        <draw:frame draw:style-name="gr11" draw:text-style-name="P3" draw:layer="layout" svg:width="5.828cm" svg:height="0.797cm" svg:x="10.592cm" svg:y="1.001cm">
          <draw:text-box>
            <text:p text:style-name="P2"><text:span text:style-name="T1">Plano complejo asociado</text:span></text:p>
          </draw:text-box>
        </draw:frame>
        <draw:g>
          <draw:line draw:style-name="gr12" draw:text-style-name="P1" draw:layer="layout" svg:x1="3.506cm" svg:y1="3.001cm" svg:x2="3.506cm" svg:y2="7.001cm">
            <text:p/>
          </draw:line>
          <draw:line draw:style-name="gr12" draw:text-style-name="P1" draw:layer="layout" svg:x1="4.506cm" svg:y1="3.001cm" svg:x2="4.506cm" svg:y2="7.001cm">
            <text:p/>
          </draw:line>
          <draw:line draw:style-name="gr12" draw:text-style-name="P1" draw:layer="layout" svg:x1="5.506cm" svg:y1="3.001cm" svg:x2="5.506cm" svg:y2="7.001cm">
            <text:p/>
          </draw:line>
          <draw:line draw:style-name="gr12" draw:text-style-name="P1" draw:layer="layout" svg:x1="2.506cm" svg:y1="6.001cm" svg:x2="6.506cm" svg:y2="6.001cm">
            <text:p/>
          </draw:line>
          <draw:line draw:style-name="gr12" draw:text-style-name="P1" draw:layer="layout" svg:x1="2.506cm" svg:y1="5.001cm" svg:x2="6.506cm" svg:y2="5.001cm">
            <text:p/>
          </draw:line>
          <draw:line draw:style-name="gr12" draw:text-style-name="P1" draw:layer="layout" svg:x1="2.506cm" svg:y1="4.001cm" svg:x2="6.506cm" svg:y2="4.001cm">
            <text:p/>
          </draw:line>
        </draw:g>
        <draw:g>
          <draw:line draw:style-name="gr13" draw:text-style-name="P1" draw:layer="layout" svg:x1="11.506cm" svg:y1="4cm" svg:x2="11.506cm" svg:y2="12cm">
            <text:p/>
          </draw:line>
          <draw:line draw:style-name="gr13" draw:text-style-name="P1" draw:layer="layout" svg:x1="15.506cm" svg:y1="4cm" svg:x2="15.506cm" svg:y2="12cm">
            <text:p/>
          </draw:line>
          <draw:line draw:style-name="gr13" draw:text-style-name="P1" draw:layer="layout" svg:x1="9.506cm" svg:y1="10cm" svg:x2="17.506cm" svg:y2="10cm">
            <text:p/>
          </draw:line>
          <draw:line draw:style-name="gr13" draw:text-style-name="P1" draw:layer="layout" svg:x1="9.506cm" svg:y1="6cm" svg:x2="17.506cm" svg:y2="6cm">
            <text:p/>
          </draw:line>
          <draw:line draw:style-name="gr13" draw:text-style-name="P1" draw:layer="layout" svg:x1="9.506cm" svg:y1="12cm" svg:x2="17.506cm" svg:y2="12cm">
            <text:p/>
          </draw:line>
          <draw:line draw:style-name="gr13" draw:text-style-name="P1" draw:layer="layout" svg:x1="9.506cm" svg:y1="4cm" svg:x2="17.506cm" svg:y2="4cm">
            <text:p/>
          </draw:line>
          <draw:line draw:style-name="gr13" draw:text-style-name="P1" draw:layer="layout" svg:x1="9.506cm" svg:y1="4cm" svg:x2="9.506cm" svg:y2="12cm">
            <text:p/>
          </draw:line>
          <draw:line draw:style-name="gr13" draw:text-style-name="P1" draw:layer="layout" svg:x1="17.506cm" svg:y1="4cm" svg:x2="17.506cm" svg:y2="12cm">
            <text:p/>
          </draw:line>
        </draw:g>
        <draw:custom-shape draw:style-name="gr14" draw:text-style-name="P1" xml:id="id1" draw:id="id1" draw:layer="layout" svg:width="0.19cm" svg:height="0.19cm" svg:x="10.412cm" svg:y="4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5" draw:text-style-name="P10" draw:layer="layout" svg:x1="9.501cm" svg:y1="6.001cm" svg:x2="9.501cm" svg:y2="4.001cm">
          <text:p text:style-name="P10"><text:span text:style-name="T3">b</text:span></text:p>
        </draw:measure>
        <draw:measure draw:style-name="gr16" draw:text-style-name="P10" draw:layer="layout" svg:x1="9.501cm" svg:y1="4.001cm" svg:x2="11.501cm" svg:y2="4.001cm">
          <text:p text:style-name="P10"><text:span text:style-name="T3">a</text:span><text:span text:style-name="T5"><text:measure text:kind="gap"/></text:span></text:p>
        </draw:measure>
        <draw:measure draw:style-name="gr17" draw:text-style-name="P10" draw:layer="layout" svg:x1="10.506cm" svg:y1="6.001cm" svg:x2="9.5cm" svg:y2="6.001cm">
          <text:p text:style-name="P10"><text:span text:style-name="T3">a</text:span><text:span text:style-name="T6">/2</text:span></text:p>
        </draw:measure>
        <draw:measure draw:style-name="gr18" draw:text-style-name="P10" draw:layer="layout" svg:x1="11.501cm" svg:y1="4.002cm" svg:x2="11.501cm" svg:y2="5cm">
          <text:p text:style-name="P10"><text:span text:style-name="T3">b</text:span><text:span text:style-name="T6">/2</text:span></text:p>
        </draw:measure>
        <draw:g draw:style-name="gr19">
          <draw:g>
            <draw:line draw:style-name="gr20" draw:text-style-name="P1" draw:layer="layout" svg:x1="7.506cm" svg:y1="8cm" svg:x2="19.506cm" svg:y2="8cm">
              <text:p/>
            </draw:line>
            <draw:line draw:style-name="gr21" draw:text-style-name="P1" draw:layer="layout" svg:x1="9.507cm" svg:y1="7.705cm" svg:x2="9.507cm" svg:y2="8.305cm">
              <text:p/>
            </draw:line>
            <draw:line draw:style-name="gr21" draw:text-style-name="P1" draw:layer="layout" svg:x1="17.506cm" svg:y1="7.705cm" svg:x2="17.506cm" svg:y2="8.305cm">
              <text:p/>
            </draw:line>
          </draw:g>
          <draw:g>
            <draw:line draw:style-name="gr20" draw:text-style-name="P1" draw:layer="layout" svg:x1="13.506cm" svg:y1="14cm" svg:x2="13.506cm" svg:y2="2.001cm">
              <text:p/>
            </draw:line>
            <draw:line draw:style-name="gr21" draw:text-style-name="P1" draw:layer="layout" svg:x1="13.206cm" svg:y1="12.001cm" svg:x2="13.806cm" svg:y2="12.001cm">
              <text:p/>
            </draw:line>
            <draw:line draw:style-name="gr21" draw:text-style-name="P1" draw:layer="layout" svg:x1="13.206cm" svg:y1="4cm" svg:x2="13.806cm" svg:y2="4cm">
              <text:p/>
            </draw:line>
          </draw:g>
        </draw:g>
        <draw:connector draw:style-name="gr22" draw:text-style-name="P1" draw:layer="layout" draw:type="curve" draw:line-skew="-0.335cm" svg:x1="3.006cm" svg:y1="3.551cm" svg:x2="10.507cm" svg:y2="5.096cm" draw:end-shape="id1" draw:end-glue-point="8" svg:d="M3006 3551c0 2568 7501 1795 7501 1545" svg:viewBox="0 0 7502 1852">
          <text:p/>
        </draw:connector>
        <draw:frame draw:style-name="gr23" draw:layer="layout" svg:width="0.709cm" svg:height="0.675cm" svg:x="13.501cm" svg:y="1.801cm">
          <draw:text-box>
            <text:p><text:span text:style-name="T7">y</text:span></text:p>
          </draw:text-box>
        </draw:frame>
        <draw:frame draw:style-name="gr23" draw:layer="layout" svg:width="0.743cm" svg:height="0.675cm" svg:x="18.901cm" svg:y="7.201cm">
          <draw:text-box>
            <text:p><text:span text:style-name="T7">x</text:span></text:p>
          </draw:text-box>
        </draw:frame>
        <draw:frame draw:style-name="gr23" draw:text-style-name="P11" draw:layer="layout" svg:width="0.794cm" svg:height="0.916cm" svg:x="9.111cm" svg:y="8.301cm">
          <draw:text-box>
            <text:p><text:span text:style-name="T8">-1</text:span></text:p>
          </draw:text-box>
        </draw:frame>
        <draw:frame draw:style-name="gr23" draw:text-style-name="P11" draw:layer="layout" svg:width="0.676cm" svg:height="0.916cm" svg:x="17.221cm" svg:y="8.301cm">
          <draw:text-box>
            <text:p><text:span text:style-name="T8">1</text:span></text:p>
          </draw:text-box>
        </draw:frame>
        <draw:frame draw:style-name="gr24" draw:text-style-name="P11" draw:layer="layout" svg:width="0.794cm" svg:height="0.916cm" svg:x="12.607cm" svg:y="11.631cm">
          <draw:text-box>
            <text:p><text:span text:style-name="T8">-1</text:span></text:p>
          </draw:text-box>
        </draw:frame>
        <draw:frame draw:style-name="gr23" draw:text-style-name="P11" draw:layer="layout" svg:width="0.676cm" svg:height="0.916cm" svg:x="12.725cm" svg:y="3.631cm">
          <draw:text-box>
            <text:p><text:span text:style-name="T8">1</text:span></text:p>
          </draw:text-box>
        </draw:frame>
        <draw:measure draw:style-name="gr25" draw:text-style-name="P4" draw:layer="layout" svg:x1="17.501cm" svg:y1="12.001cm" svg:x2="9.501cm" svg:y2="12.001cm">
          <text:p text:style-name="P4"><text:span text:style-name="T2"/></text:p>
        </draw:measure>
        <draw:measure draw:style-name="gr26" draw:text-style-name="P4" draw:layer="layout" svg:x1="17.501cm" svg:y1="4.001cm" svg:x2="17.501cm" svg:y2="12.001cm">
          <text:p text:style-name="P4"><text:span text:style-name="T2"/></text:p>
        </draw:measure>
        <draw:measure draw:style-name="gr27" draw:text-style-name="P4" draw:layer="layout" svg:x1="13.501cm" svg:y1="10.001cm" svg:x2="9.501cm" svg:y2="10.001cm">
          <text:p text:style-name="P4"/>
        </draw:measure>
        <draw:measure draw:style-name="gr28" draw:text-style-name="P4" draw:layer="layout" svg:x1="15.501cm" svg:y1="8.001cm" svg:x2="15.501cm" svg:y2="12.001cm">
          <text:p text:style-name="P4"/>
        </draw:measure>
        <draw:frame draw:style-name="gr29" draw:text-style-name="P4" draw:layer="layout" svg:width="1.299cm" svg:height="0.994cm" svg:x="13.3cm" svg:y="12.206cm">
          <draw:text-box>
            <text:p text:style-name="P4"><text:span text:style-name="T9">M</text:span><text:span text:style-name="T10">x</text:span></text:p>
          </draw:text-box>
        </draw:frame>
        <draw:frame draw:style-name="gr30" draw:text-style-name="P12" draw:layer="layout" svg:width="1.837cm" svg:height="0.994cm" svg:x="10.7cm" svg:y="10.11cm">
          <draw:text-box>
            <text:p text:style-name="P12"><text:span text:style-name="T11"><text:measure text:kind="gap"/></text:span><text:span text:style-name="T11">½ </text:span><text:span text:style-name="T9">M</text:span><text:span text:style-name="T10">x</text:span></text:p>
          </draw:text-box>
        </draw:frame>
        <draw:frame draw:style-name="gr31" draw:text-style-name="P4" draw:layer="layout" svg:width="1.299cm" svg:height="0.994cm" draw:transform="rotate (1.5707963267949) translate (17.606cm 8.199cm)">
          <draw:text-box>
            <text:p text:style-name="P4"><text:span text:style-name="T9">M</text:span><text:span text:style-name="T10">y</text:span></text:p>
          </draw:text-box>
        </draw:frame>
        <draw:frame draw:style-name="gr32" draw:text-style-name="P12" draw:layer="layout" svg:width="1.837cm" svg:height="0.994cm" draw:transform="rotate (1.5707963267949) translate (15.546cm 10.837cm)">
          <draw:text-box>
            <text:p text:style-name="P12"><text:span text:style-name="T11"><text:measure text:kind="gap"/></text:span><text:span text:style-name="T11">½ </text:span><text:span text:style-name="T9">M</text:span><text:span text:style-name="T10">y</text:span></text:p>
          </draw:text-box>
        </draw:frame>
        <draw:frame draw:style-name="gr23" draw:text-style-name="P13" draw:layer="layout" svg:width="1.281cm" svg:height="0.645cm" svg:x="2.4cm" svg:y="2.96cm">
          <draw:text-box>
            <text:p><text:span text:style-name="T12">Píxel</text:span></text:p>
          </draw:text-box>
        </draw:frame>
        <draw:frame draw:style-name="gr23" draw:text-style-name="P13" draw:layer="layout" svg:width="2.098cm" svg:height="0.645cm" svg:x="9.44cm" svg:y="3.96cm">
          <draw:text-box>
            <text:p><text:span text:style-name="T12">Subregión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cmmi101" svg:font-family="cmmi10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Gris_20_20_25__20_45_20_grados_20_cruzado" draw:display-name="Gris 20% 45 grados cruzado" draw:style="double" draw:color="#cccccc" draw:distance="0.2cm" draw:rotation="450"/>
    <draw:marker draw:name="Arrow" svg:viewBox="0 0 20 30" svg:d="M10 0l-10 30h20z"/>
    <draw:marker draw:name="Fin_20_de_20_línea_20_1" draw:display-name="Fin de línea 1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i mathvariant="normal">a</mi>
      <mi mathvariant="normal">j</mi>
      <mrow>
        <mspace width="2em"/>
        <mo stretchy="false">+</mo>
        <mspace width="2em"/>
      </mrow>
      <mfrac>
        <mi mathvariant="normal">a</mi>
        <mn>2</mn>
      </mfrac>
      <mrow>
        <mspace width="2em"/>
        <mo stretchy="false">=</mo>
        <mspace width="2em"/>
      </mrow>
      <mfrac>
        <msub>
          <mi mathvariant="normal">M</mi>
          <mi mathvariant="normal">x</mi>
        </msub>
        <mi mathvariant="normal">w</mi>
      </mfrac>
      <mi mathvariant="normal">j</mi>
      <mrow>
        <mspace width="2em"/>
        <mo stretchy="false">+</mo>
        <mspace width="2em"/>
      </mrow>
      <mfrac>
        <msub>
          <mi mathvariant="normal">M</mi>
          <mi mathvariant="normal">x</mi>
        </msub>
        <mrow>
          <mn>2</mn>
          <mi mathvariant="normal">w</mi>
        </mrow>
      </mfrac>
    </mrow>
    <annotation encoding="StarMath 5.0">a j ~+~ {a} over {2} ~=~ {M_{x}} over {w} j ~+~ {M_{x}} over {2w}</annotation>
  </semantics>
</math>
</file>

<file path=Object 4/content.xml><?xml version="1.0" encoding="utf-8"?>
<math xmlns="http://www.w3.org/1998/Math/MathML" display="block">
  <semantics>
    <mrow>
      <mfrac>
        <msub>
          <mi mathvariant="normal">M</mi>
          <mi mathvariant="normal">x</mi>
        </msub>
        <mi mathvariant="normal">w</mi>
      </mfrac>
      <mi mathvariant="normal">j</mi>
      <mrow>
        <mspace width="2em"/>
        <mo stretchy="false">+</mo>
        <mspace width="2em"/>
      </mrow>
      <mfrac>
        <msub>
          <mi mathvariant="normal">M</mi>
          <mi mathvariant="normal">x</mi>
        </msub>
        <mrow>
          <mn>2</mn>
          <mi mathvariant="normal">w</mi>
        </mrow>
      </mfrac>
      <mrow>
        <mspace width="2em"/>
        <mo stretchy="false">−</mo>
        <mspace width="2em"/>
      </mrow>
      <mfrac>
        <msub>
          <mi mathvariant="normal">M</mi>
          <mi mathvariant="normal">x</mi>
        </msub>
        <mn>2</mn>
      </mfrac>
    </mrow>
    <annotation encoding="StarMath 5.0">{M_{x}} over {w} j ~+~ {M_{x}} over {2w} ~-~ {M_{x}} over {2}</annotation>
  </semantics>
</math>
</file>

<file path=Object 5/content.xml><?xml version="1.0" encoding="utf-8"?>
<math xmlns="http://www.w3.org/1998/Math/MathML" display="block">
  <semantics>
    <mfrac>
      <msub>
        <mi mathvariant="normal">M</mi>
        <mi mathvariant="normal">x</mi>
      </msub>
      <mn>2</mn>
    </mfrac>
    <annotation encoding="StarMath 5.0">{M_{x}} over {2} </annotation>
  </semantics>
</math>
</file>

<file path=Object 6/content.xml><?xml version="1.0" encoding="utf-8"?>
<math xmlns="http://www.w3.org/1998/Math/MathML" display="block">
  <semantics>
    <mrow>
      <mi mathvariant="normal">x</mi>
      <mrow>
        <mspace width="2em"/>
        <mo stretchy="false">=</mo>
        <mspace width="2em"/>
      </mrow>
      <msub>
        <mi mathvariant="normal">M</mi>
        <mi mathvariant="normal">x</mi>
      </msub>
      <mrow>
        <mo fence="true" stretchy="false">(</mo>
        <mrow>
          <mrow>
            <mfrac>
              <mrow>
                <mrow>
                  <mi mathvariant="normal">j</mi>
                  <mo stretchy="false">+</mo>
                  <mspace width="0.5em"/>
                </mrow>
                <mn>0,5</mn>
              </mrow>
              <mi mathvariant="normal">w</mi>
            </mfrac>
            <mrow>
              <mspace width="0.5em"/>
              <mo stretchy="false">−</mo>
              <mspace width="0.5em"/>
            </mrow>
            <mn>0,5</mn>
          </mrow>
        </mrow>
        <mo fence="true" stretchy="false">)</mo>
      </mrow>
    </mrow>
    <annotation encoding="StarMath 5.0">x ~=~ M_{x} ( {j+ ` 0,5} over {w} `-` 0,5 ) </annotation>
  </semantics>
</math>
</file>

<file path=Object 7/content.xml><?xml version="1.0" encoding="utf-8"?>
<math xmlns="http://www.w3.org/1998/Math/MathML" display="block">
  <semantics>
    <mrow>
      <mi mathvariant="normal">y</mi>
      <mrow>
        <mspace width="2em"/>
        <mo stretchy="false">=</mo>
        <mspace width="2em"/>
      </mrow>
      <msub>
        <mi mathvariant="normal">M</mi>
        <mi mathvariant="normal">y</mi>
      </msub>
      <mrow>
        <mo fence="true" stretchy="false">(</mo>
        <mrow>
          <mrow>
            <mn>0,5</mn>
            <mrow>
              <mspace width="0.5em"/>
              <mo stretchy="false">−</mo>
              <mspace width="0.5em"/>
            </mrow>
            <mfrac>
              <mrow>
                <mrow>
                  <mi mathvariant="normal">i</mi>
                  <mo stretchy="false">+</mo>
                  <mspace width="0.5em"/>
                </mrow>
                <mn>0,5</mn>
              </mrow>
              <mi mathvariant="normal">h</mi>
            </mfrac>
          </mrow>
        </mrow>
        <mo fence="true" stretchy="false">)</mo>
      </mrow>
    </mrow>
    <annotation encoding="StarMath 5.0">y ~=~ M_{y} ( 0,5 `-` {i+ ` 0,5} over {h} ) </annotation>
  </semantics>
</math>
</file>

<file path=Object 8/content.xml><?xml version="1.0" encoding="utf-8"?>
<math xmlns="http://www.w3.org/1998/Math/MathML" display="block">
  <semantics>
    <mrow>
      <mi mathvariant="normal">b</mi>
      <mrow>
        <mspace width="2em"/>
        <mo stretchy="false">=</mo>
        <mspace width="2em"/>
      </mrow>
      <mfrac>
        <msub>
          <mi mathvariant="normal">M</mi>
          <mi mathvariant="normal">y</mi>
        </msub>
        <mi mathvariant="normal">h</mi>
      </mfrac>
    </mrow>
    <annotation encoding="StarMath 5.0">b ~=~ {M_{y}} over {h} </annotation>
  </semantics>
</math>
</file>

<file path=Object 9/content.xml><?xml version="1.0" encoding="utf-8"?>
<math xmlns="http://www.w3.org/1998/Math/MathML" display="block">
  <semantics>
    <mrow>
      <mi mathvariant="normal">b</mi>
      <mi mathvariant="normal">i</mi>
      <mrow>
        <mspace width="2em"/>
        <mo stretchy="false">+</mo>
        <mspace width="2em"/>
      </mrow>
      <mfrac>
        <mi mathvariant="normal">b</mi>
        <mn>2</mn>
      </mfrac>
      <mrow>
        <mspace width="2em"/>
        <mo stretchy="false">=</mo>
        <mspace width="2em"/>
      </mrow>
      <mfrac>
        <msub>
          <mi mathvariant="normal">M</mi>
          <mi mathvariant="normal">y</mi>
        </msub>
        <mi mathvariant="normal">h</mi>
      </mfrac>
      <mi mathvariant="normal">i</mi>
      <mrow>
        <mspace width="2em"/>
        <mo stretchy="false">+</mo>
        <mspace width="2em"/>
      </mrow>
      <mfrac>
        <msub>
          <mi mathvariant="normal">M</mi>
          <mi mathvariant="normal">y</mi>
        </msub>
        <mrow>
          <mn>2</mn>
          <mi mathvariant="normal">h</mi>
        </mrow>
      </mfrac>
    </mrow>
    <annotation encoding="StarMath 5.0">b i ~+~ {b} over {2} ~=~ {M_{y}} over {h} i ~+~ {M_{y}} over {2h}</annotation>
  </semantics>
</math>
</file>